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cccccc" officeooo:rsid="00190b8e" officeooo:paragraph-rsid="00190b8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.6999998092651pt" officeooo:rsid="0017212f" officeooo:paragraph-rsid="0017212f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0pt" style:font-name-asian="Bahnschrif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Bahnschrift" fo:font-size="10pt" fo:background-color="transparent" style:font-name-asian="Bahnschrift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ahnschrift" fo:font-size="10pt" fo:background-color="transparent" style:font-name-asian="Bahnschrif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Bahnschrift" fo:font-size="10pt" officeooo:rsid="0017212f" officeooo:paragraph-rsid="0017212f" fo:background-color="transparent" style:font-name-asian="Bahnschrift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Bahnschrift" fo:font-size="10pt" officeooo:rsid="0017212f" officeooo:paragraph-rsid="00190b8e" fo:background-color="transparent" style:font-name-asian="Bahnschrif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Bahnschrift" fo:font-size="10pt" officeooo:rsid="0017212f" officeooo:paragraph-rsid="0017212f" fo:background-color="transparent" style:font-name-asian="Bahnschrift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3.6999998092651pt" officeooo:rsid="0017212f" officeooo:paragraph-rsid="001a1759" fo:background-color="transparent" style:font-name-asian="Bahnschrift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.6999998092651pt" officeooo:rsid="0017212f" officeooo:paragraph-rsid="001a1759" fo:background-color="transparent" style:font-name-asian="Bahnschrift" style:font-size-asian="12pt" style:font-size-complex="13.699999809265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7212f" officeooo:paragraph-rsid="001a1759" fo:background-color="transparent" style:font-name-asian="Bahnschrift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officeooo:rsid="0017212f" officeooo:paragraph-rsid="0017212f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officeooo:rsid="0017212f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Bahnschrift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<text:span text:style-name="T1">nstall docker on CentOS DOC</text:span></text:p>
      <text:p text:style-name="P2"/>
      <text:list xml:id="list946415672" text:style-name="L1">
        <text:list-item>
          <text:p text:style-name="P15">Uninstall old versions</text:p>
          <text:p text:style-name="P3"/>
        </text:list-item>
      </text:list>
      <text:p text:style-name="P5">$ sudo yum remove docker <text:span text:style-name="T1">\</text:span></text:p>
      <text:p text:style-name="P5"><text:s text:c="16"/><text:span text:style-name="T2"><text:s text:c="2"/>docker-client \</text:span></text:p>
      <text:p text:style-name="P6"><text:s text:c="18"/>docker-client-latest \</text:p>
      <text:p text:style-name="P6"><text:s text:c="18"/>docker-common \</text:p>
      <text:p text:style-name="P6"><text:s text:c="18"/>docker-latest \</text:p>
      <text:p text:style-name="P6"><text:s text:c="18"/>docker-latest-logrotate \</text:p>
      <text:p text:style-name="P6"><text:s text:c="18"/>docker-logrotate \</text:p>
      <text:p text:style-name="P6"><text:s text:c="18"/>docker-engine</text:p>
      <text:list xml:id="list152046594676707" text:continue-numbering="true" text:style-name="L1">
        <text:list-header>
          <text:p text:style-name="P7"/>
        </text:list-header>
        <text:list-item>
          <text:p text:style-name="P15">SET UP THE REPOSITORY</text:p>
          <text:p text:style-name="P3"/>
        </text:list-item>
      </text:list>
      <text:p text:style-name="P6">$ sudo yum install -y yum-utils</text:p>
      <text:p text:style-name="P6"/>
      <text:p text:style-name="P6">$ sudo yum-config-manager \</text:p>
      <text:p text:style-name="P6"><text:s text:c="4"/>--add-repo \</text:p>
      <text:p text:style-name="P6"><text:s text:c="4"/>https://download.docker.com/linux/centos/docker-ce.repo</text:p>
      <text:list xml:id="list152046353475823" text:continue-numbering="true" text:style-name="L1">
        <text:list-header>
          <text:p text:style-name="P7"/>
        </text:list-header>
        <text:list-item>
          <text:p text:style-name="P15">INSTALL DOCKER ENGINE</text:p>
          <text:p text:style-name="P3"/>
        </text:list-item>
      </text:list>
      <text:p text:style-name="P6">$ sudo yum install docker-ce docker-ce-cli containerd.io</text:p>
      <text:list xml:id="list152047102428113" text:continue-numbering="true" text:style-name="L1">
        <text:list-header>
          <text:p text:style-name="P4"/>
        </text:list-header>
        <text:list-item>
          <text:p text:style-name="P14">Start Docker</text:p>
          <text:p text:style-name="P4"/>
        </text:list-item>
      </text:list>
      <text:p text:style-name="P10">$ sudo systemctl start docker</text:p>
      <text:p text:style-name="P10">$ sudo systemctl enable docker</text:p>
      <text:list xml:id="list152046091563921" text:continue-numbering="true" text:style-name="L1">
        <text:list-header>
          <text:p text:style-name="P4"/>
        </text:list-header>
        <text:list-item>
          <text:p text:style-name="P14">Check docker status and version</text:p>
          <text:p text:style-name="P4"/>
        </text:list-item>
      </text:list>
      <text:p text:style-name="P10">$ sudo systemctl status docker</text:p>
      <text:p text:style-name="P10">$ sudo docker -v</text:p>
      <text:list xml:id="list152047662749146" text:continue-numbering="true" text:style-name="L1">
        <text:list-header>
          <text:p text:style-name="P8"/>
        </text:list-header>
        <text:list-item>
          <text:p text:style-name="P13">Add daemon.json</text:p>
          <text:p text:style-name="P11"/>
        </text:list-item>
      </text:list>
      <text:p text:style-name="P12"><text:span text:style-name="T3">$ echo "{</text:span></text:p>
      <text:p text:style-name="P10"><text:s text:c="2"/>\"runtimes\": {</text:p>
      <text:p text:style-name="P10"><text:s text:c="8"/>\"nvidia\": {</text:p>
      <text:p text:style-name="P10"><text:s text:c="12"/>\"path\": \"/usr/bin/nvidia-container-runtime\",</text:p>
      <text:p text:style-name="P10"><text:s text:c="12"/>\"runtimeArgs\": []</text:p>
      <text:p text:style-name="P10"><text:s text:c="8"/>}</text:p>
      <text:p text:style-name="P10"><text:s text:c="4"/>}</text:p>
      <text:p text:style-name="P10">}" &gt;&gt; /etc/docker/daemon.json</text:p>
      <text:list xml:id="list152048079110206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cccccc" officeooo:rsid="00190b8e" officeooo:paragraph-rsid="00190b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TIG - Dominic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17:01:37.643000000</meta:creation-date>
    <dc:date>2020-12-16T15:20:45.778000000</dc:date>
    <meta:editing-duration>PT25M50S</meta:editing-duration>
    <meta:editing-cycles>2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45" meta:word-count="120" meta:character-count="932" meta:non-whitespace-character-count="684"/>
  </office:meta>
</office:document-meta>
</file>